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71f" officeooo:paragraph-rsid="0014071f"/>
    </style:style>
    <style:style style:name="P2" style:family="paragraph" style:parent-style-name="Standard">
      <style:text-properties officeooo:rsid="00152c44" officeooo:paragraph-rsid="00152c44"/>
    </style:style>
    <style:style style:name="P3" style:family="paragraph" style:parent-style-name="Standard">
      <style:text-properties officeooo:rsid="00165c32" officeooo:paragraph-rsid="00165c32"/>
    </style:style>
    <style:style style:name="P4" style:family="paragraph" style:parent-style-name="Standard">
      <style:text-properties fo:font-weight="normal" officeooo:rsid="00152c44" officeooo:paragraph-rsid="0014071f" style:font-weight-asian="normal" style:font-weight-complex="normal"/>
    </style:style>
    <style:style style:name="P5" style:family="paragraph" style:parent-style-name="Standard">
      <style:text-properties fo:font-weight="normal" officeooo:rsid="00152c44" officeooo:paragraph-rsid="00152c44" style:font-weight-asian="normal" style:font-weight-complex="normal"/>
    </style:style>
    <style:style style:name="P6" style:family="paragraph" style:parent-style-name="Standard">
      <style:text-properties fo:font-weight="normal" officeooo:rsid="00165c32" officeooo:paragraph-rsid="00152c44" style:font-weight-asian="normal" style:font-weight-complex="normal"/>
    </style:style>
    <style:style style:name="P7" style:family="paragraph" style:parent-style-name="Standard">
      <style:text-properties fo:font-weight="normal" officeooo:rsid="00165c32" officeooo:paragraph-rsid="00165c32" style:font-weight-asian="normal" style:font-weight-complex="normal"/>
    </style:style>
    <style:style style:name="P8" style:family="paragraph" style:parent-style-name="Standard">
      <style:text-properties fo:font-weight="normal" officeooo:rsid="0016602e" officeooo:paragraph-rsid="00165c32" style:font-weight-asian="normal" style:font-weight-complex="normal"/>
    </style:style>
    <style:style style:name="P9" style:family="paragraph" style:parent-style-name="Standard">
      <style:text-properties fo:font-weight="normal" officeooo:rsid="0016602e" officeooo:paragraph-rsid="001660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70a0" style:font-weight-asian="bold" style:font-weight-complex="bold"/>
    </style:style>
    <style:style style:name="T3" style:family="text">
      <style:text-properties fo:font-weight="bold" officeooo:rsid="00152c4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70a0" style:font-weight-asian="normal" style:font-weight-complex="normal"/>
    </style:style>
    <style:style style:name="T6" style:family="text">
      <style:text-properties fo:font-weight="normal" officeooo:rsid="00152c44" style:font-weight-asian="normal" style:font-weight-complex="normal"/>
    </style:style>
    <style:style style:name="T7" style:family="text">
      <style:text-properties fo:font-weight="normal" officeooo:rsid="00165c32" style:font-weight-asian="normal" style:font-weight-complex="normal"/>
    </style:style>
    <style:style style:name="T8" style:family="text">
      <style:text-properties fo:font-weight="normal" officeooo:rsid="0016602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1</text:p>
      <text:p text:style-name="P1"/>
      <text:p text:style-name="P1">1.1 Arquitectura básica de un ordenador.</text:p>
      <text:p text:style-name="P1"/>
      <text:p text:style-name="P1"><text:tab/><text:span text:style-name="T1">Dispositivos de entrada:</text:span> Introducen datos y ordenes en el ordenador transformandolas previamente en lenguaje binario.</text:p>
      <text:p text:style-name="P1"><text:tab/><text:span text:style-name="T1">Dispositivos de salida:</text:span> A través de estes se obtienen los resultados de lo prgramas ejecutados en el ordenador y transforman las señales binarias en caracteres escritos y visualizados.</text:p>
      <text:p text:style-name="P1"/>
      <text:p text:style-name="P1"><text:tab/>El conjunto de los dispositivos de entrada y salida se denominan periféricos. Existen tambien dispositivos que sean de entrada y salida a la vez (pantallas táctiles).</text:p>
      <text:p text:style-name="P1"/>
      <text:p text:style-name="P1"><text:tab/><text:span text:style-name="T1">Memoria principal</text:span><text:span text:style-name="T4">:</text:span><text:span text:style-name="T1"> </text:span><text:span text:style-name="T4">Dispositivo que sirve para almacenar datos temporalmente. </text:span><text:span text:style-name="T5">Existen dos tipos. La ROM (Read Only Memory) solo sirve para leer la informacion y no pierde la informacion que contiene cuando se apaga el ordenador. Se suelen almacenar los programas indispensables para encender el ordenador. La RAM (Random Access Memory), puede acceder a cualquier dato de memoria en cualquier momento independientemente de su posición. Almacena y lee la informacion pero cuando se apaga el ordenador esta se borra.</text:span></text:p>
      <text:p text:style-name="P1"><text:span text:style-name="T5"><text:tab/></text:span><text:span text:style-name="T2">Memoria masiva: </text:span><text:span text:style-name="T5">Almacena grandes cantidades de datos sin que se borren cuando el ordenador se apaga y es mas lento que la RAM.</text:span></text:p>
      <text:p text:style-name="P1"><text:span text:style-name="T5"><text:tab/></text:span><text:span text:style-name="T2">Unidad aritmetico-lógica: </text:span><text:span text:style-name="T5">Conociada como ALU, contiene los circuitos electronicos con los que el ordenador realiza las operaciones de tipo aritmetico (sumas, restas, …) y lógicas (and, or, not, …).</text:span></text:p>
      <text:p text:style-name="P1"><text:span text:style-name="T5"><text:tab/></text:span><text:span text:style-name="T2">Unidad de control: </text:span><text:span text:style-name="T5">Llamada UC, detecta señales electricas </text:span><text:span text:style-name="T6">procedientes de las demas unidades</text:span><text:span text:style-name="T5"> </text:span><text:span text:style-name="T6">y monitoriza todas las operaciones que implican una ejecucion de una instrucción y analiza la condicion de funcionamiento.</text:span></text:p>
      <text:p text:style-name="P1"><text:span text:style-name="T6"><text:tab/></text:span><text:span text:style-name="T3">Unidad central de proceso: </text:span><text:span text:style-name="T6">Llamada CPU (Control Processing Unit). Se define así al conjunto formado por la ALU, la memoria principal y el bus de datos. El bus de datos se encarga de la conduccion de la informacion de un subsistema a otro.</text:span></text:p>
      <text:p text:style-name="P4"/>
      <text:p text:style-name="P5">1.2 Terminologia.</text:p>
      <text:p text:style-name="P5"/>
      <text:p text:style-name="P2"><text:span text:style-name="T4"><text:tab/></text:span><text:span text:style-name="T1">Informatica: </text:span><text:span text:style-name="T4">Palabra proveniente del francés formada por la contracción INFORmacion y autoMÁTICA. Es el conocimiento cientifico y tecnico que hace posible el tratamiento automatico de la informacion.</text:span></text:p>
      <text:p text:style-name="P2"><text:span text:style-name="T4"><text:tab/></text:span><text:span text:style-name="T1">Ordenador: </text:span><text:span text:style-name="T4">Máquina capaz de hacer operaciones aritmeticas y logicas sin necesidad de un operador humano, bajo el control de un programa previamente instalado en el propio ordenador.</text:span></text:p>
      <text:p text:style-name="P2"><text:span text:style-name="T4"><text:tab/></text:span><text:span text:style-name="T1">Hardware: </text:span><text:span text:style-name="T4">Son los dispositivos fisicos que forman el ordenador.</text:span></text:p>
      <text:p text:style-name="P2"><text:span text:style-name="T4"><text:tab/></text:span><text:span text:style-name="T1">Software: </text:span><text:span text:style-name="T4">Conjunto de programas que hacen funcionar el ordenador y el conjunto de datos de dichos programas.</text:span></text:p>
      <text:p text:style-name="P5"/>
      <text:p text:style-name="P5">1.3 Codificar la informacion</text:p>
      <text:p text:style-name="P5"/>
      <text:p text:style-name="P2"><text:span text:style-name="T4"><text:tab/></text:span><text:span text:style-name="T7">Codificar es representar los elementos de un conjunto mediante los elementos de otro. La informacion en el ordenador se almacena mediante el sistema binario, representado por el 0 y 1.</text:span></text:p>
      <text:p text:style-name="P6"/>
      <text:p text:style-name="P7">1.4 Unidades de almacenamiento</text:p>
      <text:p text:style-name="P7"/>
      <text:p text:style-name="P7"><text:tab/>La unidad elemental es 1 bit (se considera como la contraccion de BInary y digiT). El bit es una posicion que puede tomar los balores 1 o 0. El Byte esta compuesto por 8 bits y con un Byte se puede almacenar un carácter en la memoria del ordenador.</text:p>
      <text:p text:style-name="P7"/>
      <text:p text:style-name="P7"><text:soft-page-break/>1.5 Sistema Binario</text:p>
      <text:p text:style-name="P7"/>
      <text:p text:style-name="P7"><text:tab/>Necesita dos elementos para representar cualquier número, 1 o 0.</text:p>
      <text:p text:style-name="P3"><text:span text:style-name="T4"><text:tab/></text:span><text:span text:style-name="T8">Los elementos de este conjunto se nombran bits.</text:span></text:p>
      <text:p text:style-name="P8"><text:tab/>Para pasar a decimal se hace mediante potencias de 2.</text:p>
      <text:p text:style-name="P8"><text:tab/>Para pasar de decimal a binario se divide entre dos y se coge el resultado de abajo a arriba.</text:p>
      <text:p text:style-name="P8"><text:tab/></text:p>
      <text:p text:style-name="P9">1.6 Códigos de entrada y salida.</text:p>
      <text:p text:style-name="P9"/>
      <text:p text:style-name="P9"><text:tab/>Los codigos de entrada y salida son codigos que se asocian a cada carácter mediante una combinacion de bits.</text:p>
      <text:p text:style-name="P9"><text:tab/>El codigo ASCII (American Standard Code for Information Interchange) usa 7 bits.</text:p>
      <text:p text:style-name="P9"/>
      <text:p text:style-name="P9">2. MS-DOS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8:31:26.928000000</meta:creation-date>
    <dc:date>2021-09-29T10:26:47.742000000</dc:date>
    <meta:editing-duration>PT18M54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2" meta:paragraph-count="29" meta:word-count="538" meta:character-count="3384" meta:non-whitespace-character-count="2853"/>
  </office:meta>
</office:document-meta>
</file>